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svg:panose-1="0 0 0 0 0 0 0 0 0 0"/>
  </office:font-face-decls>
  <office:automatic-styles>
    <style:style style:name="P1" style:parent-style-name="Normal" style:master-page-name="MP0" style:family="paragraph">
      <style:paragraph-properties fo:break-before="page" fo:text-indent="0in"/>
    </style:style>
    <style:style style:name="T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style>
    <style:style style:name="T4" style:parent-style-name="Absatz-Standardschriftart" style:family="text">
      <style:text-properties style:font-name="Times New Roman" fo:font-size="12pt" style:font-size-asian="12pt" style:font-size-complex="12pt" fo:language="en" fo:country="US"/>
    </style:style>
    <style:style style:name="T5" style:parent-style-name="Absatz-Standardschriftart" style:family="text">
      <style:text-properties style:font-name="Times New Roman" fo:font-size="12pt" style:font-size-asian="12pt" style:font-size-complex="12pt" fo:language="en" fo:country="US"/>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T8" style:parent-style-name="Absatz-Standardschriftart" style:family="text">
      <style:text-properties style:font-name="Times New Roman" style:font-name-complex="Times New Roman" fo:font-size="12pt" style:font-size-asian="12pt" style:font-size-complex="12pt" fo:language="en" fo:country="US"/>
    </style:style>
    <style:style style:name="T9" style:parent-style-name="Absatz-Standardschriftart" style:family="text">
      <style:text-properties style:font-name="Times New Roman" style:font-name-complex="Times New Roman" fo:font-size="12pt" style:font-size-asian="12pt" style:font-size-complex="12pt" fo:language="en" fo:country="US"/>
    </style:style>
    <style:style style:name="T10" style:parent-style-name="Absatz-Standardschriftart" style:family="text">
      <style:text-properties style:font-name="Times New Roman" style:font-name-complex="Times New Roman" fo:font-size="12pt" style:font-size-asian="12pt" style:font-size-complex="12pt" fo:language="en" fo:country="US"/>
    </style:style>
    <style:style style:name="T11" style:parent-style-name="Absatz-Standardschriftart" style:family="text">
      <style:text-properties style:font-name="Times New Roman" style:font-name-complex="Times New Roman" fo:font-size="12pt" style:font-size-asian="12pt" style:font-size-complex="12pt" fo:language="en" fo:country="US"/>
    </style:style>
    <style:style style:name="T12" style:parent-style-name="Absatz-Standardschriftart" style:family="text">
      <style:text-properties style:font-name="Times New Roman" style:font-name-complex="Times New Roman" fo:font-size="12pt" style:font-size-asian="12pt" style:font-size-complex="12pt" fo:language="en" fo:country="US"/>
    </style:style>
    <style:style style:name="T13" style:parent-style-name="Absatz-Standardschriftart" style:family="text">
      <style:text-properties style:font-name="Times New Roman" style:font-name-complex="Times New Roman" fo:font-size="12pt" style:font-size-asian="12pt" style:font-size-complex="12pt" fo:language="en" fo:country="US"/>
    </style:style>
    <style:style style:name="T14" style:parent-style-name="Absatz-Standardschriftart" style:family="text">
      <style:text-properties style:font-name="Times New Roman" style:font-name-complex="Times New Roman" fo:font-size="12pt" style:font-size-asian="12pt" style:font-size-complex="12pt" fo:language="en" fo:country="US"/>
    </style:style>
    <style:style style:name="T15" style:parent-style-name="Absatz-Standardschriftart" style:family="text">
      <style:text-properties style:font-name="Times New Roman" style:font-name-complex="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T17" style:parent-style-name="Absatz-Standardschriftart" style:family="text">
      <style:text-properties style:font-name="Times New Roman" style:font-name-complex="Times New Roman" fo:font-size="12pt" style:font-size-asian="12pt" style:font-size-complex="12pt" fo:language="en" fo:country="US"/>
    </style:style>
    <style:style style:name="T18" style:parent-style-name="Absatz-Standardschriftart" style:family="text">
      <style:text-properties style:font-name="Times New Roman" style:font-name-complex="Times New Roman" fo:font-size="12pt" style:font-size-asian="12pt" style:font-size-complex="12pt" fo:language="en" fo:country="US"/>
    </style:style>
    <style:style style:name="T19" style:parent-style-name="Absatz-Standardschriftart" style:family="text">
      <style:text-properties style:font-name="Times New Roman" style:font-name-complex="Times New Roman"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Absatz-Standardschriftart" style:family="text">
      <style:text-properties style:font-name="Times New Roman" style:font-name-complex="Times New Roman" fo:font-size="12pt" style:font-size-asian="12pt" style:font-size-complex="12pt" fo:language="en" fo:country="US"/>
    </style:style>
    <style:style style:name="T22" style:parent-style-name="Absatz-Standardschriftart" style:family="text">
      <style:text-properties style:font-name="Times New Roman" style:font-name-complex="Times New Roman" fo:font-size="12pt" style:font-size-asian="12pt" style:font-size-complex="12pt" fo:language="en" fo:country="US"/>
    </style:style>
    <style:style style:name="T23" style:parent-style-name="Absatz-Standardschriftart" style:family="text">
      <style:text-properties style:font-name="Times New Roman" style:font-name-complex="Times New Roman" fo:font-size="12pt" style:font-size-asian="12pt" style:font-size-complex="12pt" fo:language="en" fo:country="US"/>
    </style:style>
    <style:style style:name="T24" style:parent-style-name="Absatz-Standardschriftart" style:family="text">
      <style:text-properties style:font-name="Times New Roman" style:font-name-complex="Times New Roman" fo:font-size="12pt" style:font-size-asian="12pt" style:font-size-complex="12pt" fo:language="en" fo:country="US"/>
    </style:style>
    <style:style style:name="T25" style:parent-style-name="Absatz-Standardschriftart" style:family="text">
      <style:text-properties style:font-name="Times New Roman" style:font-name-complex="Times New Roman" fo:font-size="12pt" style:font-size-asian="12pt" style:font-size-complex="12pt" fo:language="en" fo:country="US"/>
    </style:style>
    <style:style style:name="T26" style:parent-style-name="Absatz-Standardschriftart" style:family="text">
      <style:text-properties style:font-name="Times New Roman" style:font-name-complex="Times New Roman" fo:font-size="12pt" style:font-size-asian="12pt" style:font-size-complex="12pt" fo:language="en" fo:country="US"/>
    </style:style>
    <style:style style:name="T27" style:parent-style-name="DefaultParagraphFont" style:family="text">
      <style:text-properties style:font-name="Times New Roman" style:font-name-complex="Times New Roman" fo:font-size="12pt" style:font-size-asian="12pt" style:font-size-complex="12pt" fo:language="en" fo:country="US"/>
    </style:style>
    <style:style style:name="T28" style:parent-style-name="DefaultParagraphFont" style:family="text">
      <style:text-properties style:font-name="Times New Roman" style:font-name-complex="Times New Roman" fo:font-size="12pt" style:font-size-asian="12pt" style:font-size-complex="12pt" fo:language="en" fo:country="US"/>
    </style:style>
    <style:style style:name="T29" style:parent-style-name="DefaultParagraphFont" style:family="text">
      <style:text-properties style:font-name="Times New Roman" style:font-name-complex="Times New Roman" fo:font-size="12pt" style:font-size-asian="12pt" style:font-size-complex="12pt" fo:language="en" fo:country="US"/>
    </style:style>
    <style:style style:name="T30" style:parent-style-name="DefaultParagraphFont" style:family="text">
      <style:text-properties style:font-name="Times New Roman" style:font-name-complex="Times New Roman" fo:font-size="12pt" style:font-size-asian="12pt" style:font-size-complex="12pt" fo:language="en" fo:country="US"/>
    </style:style>
    <style:style style:name="T31" style:parent-style-name="DefaultParagraphFont" style:family="text">
      <style:text-properties style:font-name="Times New Roman" style:font-name-complex="Times New Roman" fo:font-size="12pt" style:font-size-asian="12pt" style:font-size-complex="12pt" fo:language="en" fo:country="US"/>
    </style:style>
    <style:style style:name="T32" style:parent-style-name="DefaultParagraphFont" style:family="text">
      <style:text-properties style:font-name="Times New Roman" style:font-name-complex="Times New Roman"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DefaultParagraphFont" style:family="text">
      <style:text-properties style:font-name="Times New Roman" style:font-name-complex="Times New Roman" fo:font-size="12pt" style:font-size-asian="12pt" style:font-size-complex="12pt" fo:language="en" fo:country="US"/>
    </style:style>
    <style:style style:name="T35" style:parent-style-name="DefaultParagraphFont" style:family="text">
      <style:text-properties style:font-name="Times New Roman" style:font-name-complex="Times New Roman" fo:font-size="12pt" style:font-size-asian="12pt" style:font-size-complex="12pt" fo:language="en" fo:country="US"/>
    </style:style>
    <style:style style:name="T36" style:parent-style-name="DefaultParagraphFont" style:family="text">
      <style:text-properties style:font-name="Times New Roman" style:font-name-complex="Times New Roman" fo:font-size="12pt" style:font-size-asian="12pt" style:font-size-complex="12pt" fo:language="en" fo:country="US"/>
    </style:style>
    <style:style style:name="T37" style:parent-style-name="DefaultParagraphFont" style:family="text">
      <style:text-properties style:font-name="Times New Roman" style:font-name-complex="Times New Roman" fo:font-size="12pt" style:font-size-asian="12pt" style:font-size-complex="12pt" fo:language="en" fo:country="US"/>
    </style:style>
    <style:style style:name="T38" style:parent-style-name="Absatz-Standardschriftart" style:family="text">
      <style:text-properties style:font-name="Times New Roman" style:font-name-complex="Times New Roman" fo:font-size="12pt" style:font-size-asian="12pt" style:font-size-complex="12pt" fo:language="en" fo:country="US"/>
    </style:style>
    <style:style style:name="T39" style:parent-style-name="Absatz-Standardschriftart" style:family="text">
      <style:text-properties style:font-name="Times New Roman" style:font-name-complex="Times New Roman" fo:font-size="12pt" style:font-size-asian="12pt" style:font-size-complex="12pt" fo:language="en" fo:country="US"/>
    </style:style>
    <style:style style:name="T40" style:parent-style-name="DefaultParagraphFont" style:family="text">
      <style:text-properties style:font-name="Times New Roman" style:font-name-complex="Times New Roman" fo:font-size="12pt" style:font-size-asian="12pt" style:font-size-complex="12pt" fo:language="en" fo:country="US"/>
    </style:style>
    <style:style style:name="T41" style:parent-style-name="Absatz-Standardschriftart" style:family="text">
      <style:text-properties style:font-name="Times New Roman" style:font-name-complex="Times New Roman" fo:font-size="12pt" style:font-size-asian="12pt" style:font-size-complex="12pt" fo:language="en" fo:country="US"/>
    </style:style>
    <style:style style:name="T42" style:parent-style-name="DefaultParagraphFont" style:family="text">
      <style:text-properties style:font-name="Times New Roman" style:font-name-complex="Times New Roman" fo:font-size="12pt" style:font-size-asian="12pt" style:font-size-complex="12pt" fo:language="en" fo:country="US"/>
    </style:style>
    <style:style style:name="P43" style:parent-style-name="Normal" style:family="paragraph">
      <style:paragraph-properties fo:text-align="start" fo:text-indent="0in"/>
    </style:style>
    <style:style style:name="T44" style:parent-style-name="DefaultParagraphFont" style:family="text">
      <style:text-properties style:font-name="Times New Roman" style:font-name-complex="Times New Roman"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P46" style:parent-style-name="Normal" style:family="paragraph">
      <style:paragraph-properties fo:text-align="start" fo:text-indent="0in"/>
    </style:style>
    <style:style style:name="T47" style:parent-style-name="DefaultParagraphFont" style:family="text">
      <style:text-properties style:font-name="Times New Roman" style:font-name-complex="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Absatz-Standardschriftart" style:family="text">
      <style:text-properties style:font-name="Times New Roman" fo:font-size="12pt" style:font-size-asian="12pt" style:font-size-complex="12pt" fo:language="en" fo:country="US"/>
    </style:style>
    <style:style style:name="T51" style:parent-style-name="Absatz-Standardschriftart" style:family="text">
      <style:text-properties style:font-name="Times New Roman" fo:font-size="12pt" style:font-size-asian="12pt" style:font-size-complex="12pt" fo:language="en" fo:country="US"/>
    </style:style>
    <style:style style:name="P52" style:parent-style-name="CommentText" style:family="paragraph">
      <style:paragraph-properties fo:text-align="start" fo:text-indent="0in"/>
    </style:style>
    <style:style style:name="T53" style:parent-style-name="Absatz-Standardschriftar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style:font-name-complex="Times New Roman" fo:font-size="12pt" style:font-size-asian="12pt" style:font-size-complex="12pt" fo:language="en" fo:country="US"/>
    </style:style>
    <style:style style:name="T56" style:parent-style-name="DefaultParagraphFont" style:family="text">
      <style:text-properties style:font-name="Times New Roman" style:font-name-complex="Times New Roman" fo:font-size="12pt" style:font-size-asian="12pt" style:font-size-complex="12pt" fo:language="en" fo:country="US"/>
    </style:style>
    <style:style style:name="T57" style:parent-style-name="DefaultParagraphFont" style:family="text">
      <style:text-properties style:font-name="Times New Roman" style:font-name-complex="Times New Roman" fo:font-size="12pt" style:font-size-asian="12pt" style:font-size-complex="12pt" fo:language="en" fo:country="US"/>
    </style:style>
    <style:style style:name="T58" style:parent-style-name="DefaultParagraphFont" style:family="text">
      <style:text-properties style:font-name="Times New Roman" style:font-name-complex="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style:font-name="Times New Roman" style:font-name-complex="Times New Roman" fo:font-size="12pt" style:font-size-asian="12pt" style:font-size-complex="12pt" fo:language="en" fo:country="US"/>
    </style:style>
    <style:style style:name="P61" style:parent-style-name="Normal" style:family="paragraph">
      <style:paragraph-properties fo:text-align="start" fo:text-indent="0in"/>
      <style:text-properties style:font-name="Times New Roman" style:font-name-complex="Times New Roman" fo:font-size="12pt" style:font-size-asian="12pt" style:font-size-complex="12pt" fo:language="en" fo:country="US"/>
    </style:style>
    <style:style style:name="P62"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63"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64"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65"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66"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67"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68"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69"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70" style:parent-style-name="Normal" style:family="paragraph">
      <style:text-properties style:font-name="Times New Roman" style:font-name-complex="Times New Roman" fo:font-size="12pt" style:font-size-asian="12pt" style:font-size-complex="12pt" fo:language="en" fo:country="US"/>
    </style:style>
    <style:style style:name="P71" style:parent-style-name="Normal" style:family="paragraph">
      <style:text-properties style:font-name="Times New Roman" style:font-name-complex="Times New Roman" fo:font-size="12pt" style:font-size-asian="12pt" style:font-size-complex="12pt" fo:language="en" fo:country="US"/>
    </style:style>
    <style:style style:name="P72" style:parent-style-name="Normal" style:family="paragraph">
      <style:text-properties style:font-name="Times New Roman" style:font-name-complex="Times New Roman" fo:font-size="12pt" style:font-size-asian="12pt" style:font-size-complex="12pt" fo:language="en" fo:country="US"/>
    </style:style>
    <style:style style:name="P73" style:parent-style-name="Normal" style:family="paragraph">
      <style:text-properties style:font-name="Times New Roman" style:font-name-complex="Times New Roman" fo:font-size="12pt" style:font-size-asian="12pt" style:font-size-complex="12pt" fo:language="en" fo:country="US"/>
    </style:style>
    <style:style style:name="P74" style:parent-style-name="Normal" style:family="paragraph">
      <style:text-properties style:font-name="Times New Roman" style:font-name-complex="Times New Roman" fo:font-size="12pt" style:font-size-asian="12pt" style:font-size-complex="12pt" fo:language="en" fo:country="US"/>
    </style:style>
    <style:style style:name="P75" style:parent-style-name="Standard" style:family="paragraph">
      <style:paragraph-properties fo:text-align="start" fo:text-indent="0.4916in"/>
    </style:style>
    <style:style style:name="P76" style:parent-style-name="Standard" style:family="paragraph">
      <style:paragraph-properties fo:text-align="start" fo:text-indent="0.4916in"/>
    </style:style>
    <style:style style:name="T77" style:parent-style-name="Absatz-Standardschriftart" style:family="text">
      <style:text-properties style:font-name="Times New Roman"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Absatz-Standardschriftart" style:family="text">
      <style:text-properties fo:language="da" fo:country="DK"/>
    </style:style>
    <style:style style:name="T81" style:parent-style-name="Absatz-Standardschriftart" style:family="text">
      <style:text-properties style:font-name="Times New Roman" fo:font-size="12pt" style:font-size-asian="12pt" style:font-size-complex="12pt" fo:language="en" fo:country="US"/>
    </style:style>
    <style:style style:name="P82" style:parent-style-name="Standard" style:family="paragraph">
      <style:paragraph-properties fo:text-align="start" fo:text-indent="0.4916in"/>
    </style:style>
    <style:style style:name="T83" style:parent-style-name="Absatz-Standardschriftart" style:family="text">
      <style:text-properties style:font-name="Times New Roman"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P85" style:parent-style-name="Normal" style:family="paragraph">
      <style:paragraph-properties fo:text-indent="0.4916in"/>
    </style:style>
    <style:style style:name="T86" style:parent-style-name="Absatz-Standardschriftart" style:family="text">
      <style:text-properties style:font-name="Times New Roman" style:font-name-complex="Times New Roman" fo:font-size="12pt" style:font-size-asian="12pt" style:font-size-complex="12pt" fo:language="en" fo:country="US"/>
    </style:style>
    <style:style style:name="P87" style:parent-style-name="Normal" style:family="paragraph">
      <style:paragraph-properties style:text-autospace="none" fo:line-height="100%"/>
      <style:text-properties style:font-name="Times New Roman" style:font-name-complex="Times New Roman" fo:font-size="12pt" style:font-size-asian="12pt" style:font-size-complex="12pt" fo:language="en" fo:country="US"/>
    </style:style>
    <style:style style:name="P88" style:parent-style-name="Normal" style:family="paragraph">
      <style:paragraph-properties style:text-autospace="none" fo:text-indent="0in"/>
      <style:text-properties style:font-name="Times New Roman" style:font-name-asian="NimbusRomNo9L-Regu" style:font-name-complex="Times New Roman" fo:font-size="12pt" style:font-size-asian="12pt" style:font-size-complex="12pt" fo:language="en" fo:country="US"/>
    </style:style>
    <style:style style:name="P89" style:parent-style-name="Normal" style:family="paragraph">
      <style:paragraph-properties style:text-autospace="none" fo:text-indent="0.4916in"/>
      <style:text-properties style:font-name="Times New Roman" style:font-name-asian="NimbusRomNo9L-Regu" style:font-name-complex="Times New Roman" fo:font-size="12pt" style:font-size-asian="12pt" style:font-size-complex="12pt" fo:language="en" fo:country="US"/>
    </style:style>
    <style:style style:name="P90" style:parent-style-name="Normal" style:family="paragraph">
      <style:paragraph-properties style:text-autospace="none"/>
      <style:text-properties style:font-name="Times New Roman" style:font-name-asian="NimbusRomNo9L-Regu" style:font-name-complex="Times New Roman" fo:font-size="12pt" style:font-size-asian="12pt" style:font-size-complex="12pt" fo:language="en" fo:country="US"/>
    </style:style>
    <style:style style:name="P91"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92"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93"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94"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95" style:parent-style-name="Normal" style:family="paragraph">
      <style:paragraph-properties fo:text-indent="0in"/>
      <style:text-properties fo:language="en" fo:country="US"/>
    </style:style>
    <style:style style:name="P96" style:parent-style-name="Normal" style:family="paragraph">
      <style:paragraph-properties fo:text-indent="0in"/>
      <style:text-properties fo:font-weight="bold" style:font-weight-asian="bold" style:font-weight-complex="bold" fo:language="en" fo:country="US"/>
    </style:style>
    <style:style style:name="P97" style:parent-style-name="Normal" style:family="paragraph">
      <style:paragraph-properties fo:text-indent="0in"/>
      <style:text-properties fo:font-weight="bold" style:font-weight-asian="bold" style:font-weight-complex="bold" fo:language="en" fo:country="US"/>
    </style:style>
    <style:style style:name="P98" style:parent-style-name="Normal" style:family="paragraph">
      <style:paragraph-properties fo:text-indent="0in"/>
      <style:text-properties fo:font-weight="bold" style:font-weight-asian="bold" style:font-weight-complex="bold" fo:language="en" fo:country="US"/>
    </style:style>
    <style:style style:name="P99" style:parent-style-name="Normal" style:family="paragraph">
      <style:paragraph-properties fo:text-indent="0in"/>
      <style:text-properties fo:font-weight="bold" style:font-weight-asian="bold" style:font-weight-complex="bold" fo:language="en" fo:country="US"/>
    </style:style>
    <style:style style:name="P100" style:parent-style-name="Normal" style:family="paragraph">
      <style:paragraph-properties fo:text-indent="0in"/>
      <style:text-properties fo:font-weight="bold" style:font-weight-asian="bold" style:font-weight-complex="bold" fo:language="en" fo:country="US"/>
    </style:style>
    <style:style style:name="P101" style:parent-style-name="Normal" style:family="paragraph">
      <style:paragraph-properties fo:text-indent="0in"/>
      <style:text-properties fo:font-weight="bold" style:font-weight-asian="bold" style:font-weight-complex="bold" fo:language="en" fo:country="US"/>
    </style:style>
    <style:style style:name="P102" style:parent-style-name="Normal" style:family="paragraph">
      <style:paragraph-properties fo:text-indent="0in"/>
      <style:text-properties fo:font-weight="bold" style:font-weight-asian="bold" style:font-weight-complex="bold" fo:language="en" fo:country="US"/>
    </style:style>
    <style:style style:name="P103" style:parent-style-name="Normal" style:family="paragraph">
      <style:paragraph-properties fo:text-indent="0in"/>
      <style:text-properties fo:font-weight="bold" style:font-weight-asian="bold" style:font-weight-complex="bold" fo:language="en" fo:country="US"/>
    </style:style>
    <style:style style:name="P104" style:parent-style-name="Normal" style:family="paragraph">
      <style:paragraph-properties fo:text-indent="0in"/>
      <style:text-properties fo:font-weight="bold" style:font-weight-asian="bold" style:font-weight-complex="bold" fo:language="en" fo:country="US"/>
    </style:style>
    <style:style style:name="P105" style:parent-style-name="Normal" style:family="paragraph">
      <style:paragraph-properties fo:text-indent="0in"/>
      <style:text-properties fo:font-weight="bold" style:font-weight-asian="bold" style:font-weight-complex="bold" fo:language="en" fo:country="US"/>
    </style:style>
    <style:style style:name="P106" style:parent-style-name="Normal" style:family="paragraph">
      <style:paragraph-properties fo:text-indent="0in"/>
      <style:text-properties fo:font-weight="bold" style:font-weight-asian="bold" style:font-weight-complex="bold" fo:language="en" fo:country="US"/>
    </style:style>
    <style:style style:name="P107" style:parent-style-name="Normal" style:family="paragraph">
      <style:paragraph-properties fo:text-indent="0in"/>
      <style:text-properties fo:font-weight="bold" style:font-weight-asian="bold" style:font-weight-complex="bold" fo:language="en" fo:country="US"/>
    </style:style>
    <style:style style:name="P108" style:parent-style-name="Normal" style:family="paragraph">
      <style:paragraph-properties fo:text-indent="0in"/>
      <style:text-properties fo:font-weight="bold" style:font-weight-asian="bold" style:font-weight-complex="bold" fo:language="en" fo:country="US"/>
    </style:style>
    <style:style style:name="P109" style:parent-style-name="Normal" style:family="paragraph">
      <style:paragraph-properties fo:text-indent="0in"/>
      <style:text-properties fo:font-weight="bold" style:font-weight-asian="bold" style:font-weight-complex="bold" fo:language="en" fo:country="US"/>
    </style:style>
    <style:style style:name="P110" style:parent-style-name="Normal" style:family="paragraph">
      <style:paragraph-properties fo:text-indent="0in"/>
      <style:text-properties fo:font-weight="bold" style:font-weight-asian="bold" style:font-weight-complex="bold" fo:language="en" fo:country="US"/>
    </style:style>
    <style:style style:name="P111" style:parent-style-name="Normal" style:family="paragraph">
      <style:paragraph-properties fo:text-indent="0in"/>
      <style:text-properties fo:font-weight="bold" style:font-weight-asian="bold" style:font-weight-complex="bold" fo:language="en" fo:country="US"/>
    </style:style>
    <style:style style:name="P112" style:parent-style-name="Normal" style:family="paragraph">
      <style:paragraph-properties fo:text-indent="0in"/>
      <style:text-properties fo:font-weight="bold" style:font-weight-asian="bold" style:font-weight-complex="bold" fo:language="en" fo:country="US"/>
    </style:style>
    <style:style style:name="P113" style:parent-style-name="Normal" style:family="paragraph">
      <style:paragraph-properties fo:text-indent="0in"/>
      <style:text-properties fo:font-weight="bold" style:font-weight-asian="bold" style:font-weight-complex="bold" fo:language="en" fo:country="US"/>
    </style:style>
    <style:style style:name="P114" style:parent-style-name="Normal" style:family="paragraph">
      <style:paragraph-properties fo:text-indent="0in"/>
      <style:text-properties fo:font-weight="bold" style:font-weight-asian="bold" style:font-weight-complex="bold" fo:language="en" fo:country="US"/>
    </style:style>
    <style:style style:name="P115" style:parent-style-name="Normal" style:family="paragraph">
      <style:paragraph-properties fo:text-indent="0in"/>
      <style:text-properties fo:font-weight="bold" style:font-weight-asian="bold" style:font-weight-complex="bold" fo:language="en" fo:country="US"/>
    </style:style>
    <style:style style:name="P116" style:parent-style-name="Normal" style:family="paragraph">
      <style:paragraph-properties fo:text-indent="0in"/>
      <style:text-properties fo:font-weight="bold" style:font-weight-asian="bold" style:font-weight-complex="bold" fo:language="en" fo:country="US"/>
    </style:style>
    <style:style style:name="P117" style:parent-style-name="Normal" style:family="paragraph">
      <style:paragraph-properties fo:text-indent="0in"/>
      <style:text-properties fo:font-weight="bold" style:font-weight-asian="bold" style:font-weight-complex="bold" fo:language="en" fo:country="US"/>
    </style:style>
    <style:style style:name="P118" style:parent-style-name="Normal" style:family="paragraph">
      <style:paragraph-properties fo:text-indent="0in"/>
      <style:text-properties fo:font-weight="bold" style:font-weight-asian="bold" style:font-weight-complex="bold" fo:language="en" fo:country="US"/>
    </style:style>
    <style:style style:name="P119" style:parent-style-name="Normal" style:family="paragraph">
      <style:paragraph-properties fo:text-indent="0in"/>
      <style:text-properties fo:font-weight="bold" style:font-weight-asian="bold" style:font-weight-complex="bold" fo:language="en" fo:country="US"/>
    </style:style>
    <style:style style:name="P120" style:parent-style-name="Normal" style:family="paragraph">
      <style:text-properties style:font-name="Times New Roman" style:font-name-complex="Times New Roman" fo:font-size="12pt" style:font-size-asian="12pt" style:font-size-complex="12pt" fo:language="en" fo:country="US"/>
    </style:style>
    <style:style style:name="P121" style:parent-style-name="Normal" style:family="paragraph">
      <style:paragraph-properties fo:text-indent="0in"/>
      <style:text-properties fo:font-weight="bold" style:font-weight-asian="bold" style:font-weight-complex="bold" fo:language="en" fo:country="US"/>
    </style:style>
    <style:style style:name="P122" style:parent-style-name="Normal" style:family="paragraph">
      <style:paragraph-properties fo:text-indent="0in"/>
      <style:text-properties fo:font-weight="bold" style:font-weight-asian="bold" style:font-weight-complex="bold"/>
    </style:style>
    <style:style style:name="P123"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124" style:parent-style-name="Normal" style:family="paragraph">
      <style:text-properties style:font-name="Times New Roman" style:font-name-complex="Times New Roman" fo:font-size="12pt" style:font-size-asian="12pt" style:font-size-complex="12pt" fo:language="en" fo:country="US"/>
    </style:style>
    <style:style style:name="P125"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126" style:parent-style-name="Normal" style:family="paragraph">
      <style:paragraph-properties fo:text-indent="0in"/>
      <style:text-properties fo:language="en" fo:country="US"/>
    </style:style>
    <style:style style:name="P127" style:parent-style-name="Normal" style:family="paragraph">
      <style:paragraph-properties fo:text-indent="0in"/>
      <style:text-properties fo:font-weight="bold" style:font-weight-asian="bold" style:font-weight-complex="bold" fo:language="en" fo:country="US"/>
    </style:style>
    <style:style style:name="P128" style:parent-style-name="Normal" style:family="paragraph">
      <style:text-properties style:font-name="Times New Roman" style:font-name-complex="Times New Roman" fo:font-size="12pt" style:font-size-asian="12pt" style:font-size-complex="12pt" fo:language="en" fo:country="US"/>
    </style:style>
    <style:style style:name="P129" style:parent-style-name="Normal" style:family="paragraph">
      <style:text-properties style:font-name="Times New Roman" style:font-name-complex="Times New Roman" fo:font-size="12pt" style:font-size-asian="12pt" style:font-size-complex="12pt" fo:language="en" fo:country="US"/>
    </style:style>
    <style:style style:name="P130" style:parent-style-name="Normal" style:family="paragraph">
      <style:text-properties style:font-name="Times New Roman" style:font-name-complex="Times New Roman" fo:font-size="12pt" style:font-size-asian="12pt" style:font-size-complex="12pt" fo:language="en" fo:country="US"/>
    </style:style>
    <style:style style:name="P131" style:parent-style-name="Normal" style:family="paragraph">
      <style:text-properties style:font-name="Times New Roman" style:font-name-complex="Times New Roman" fo:font-size="12pt" style:font-size-asian="12pt" style:font-size-complex="12pt" fo:language="en" fo:country="US"/>
    </style:style>
    <style:style style:name="P132" style:parent-style-name="Normal" style:family="paragraph">
      <style:text-properties style:font-name="Times New Roman" style:font-name-complex="Times New Roman" fo:font-size="12pt" style:font-size-asian="12pt" style:font-size-complex="12pt" fo:language="en" fo:country="US"/>
    </style:style>
    <style:style style:name="P133" style:parent-style-name="Normal" style:family="paragraph">
      <style:text-properties style:font-name="Times New Roman" style:font-name-complex="Times New Roman" fo:font-size="12pt" style:font-size-asian="12pt" style:font-size-complex="12pt" fo:language="en" fo:country="US"/>
    </style:style>
    <style:style style:name="P134"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135" style:parent-style-name="Normal" style:family="paragraph">
      <style:text-properties style:font-name="Times New Roman" style:font-name-complex="Times New Roman" fo:font-size="12pt" style:font-size-asian="12pt" style:font-size-complex="12pt" fo:language="en" fo:country="US"/>
    </style:style>
    <style:style style:name="P136" style:parent-style-name="Normal" style:family="paragraph">
      <style:paragraph-properties fo:text-indent="0in"/>
      <style:text-properties fo:language="en" fo:country="US"/>
    </style:style>
    <style:style style:name="P137" style:parent-style-name="Normal" style:family="paragraph">
      <style:paragraph-properties fo:text-indent="0in"/>
      <style:text-properties fo:language="en" fo:country="US"/>
    </style:style>
    <style:style style:name="P138" style:parent-style-name="Normal" style:family="paragraph">
      <style:paragraph-properties fo:text-indent="0in"/>
      <style:text-properties fo:language="en" fo:country="US"/>
    </style:style>
    <style:style style:name="P139" style:parent-style-name="Normal" style:family="paragraph">
      <style:paragraph-properties fo:text-indent="0in"/>
      <style:text-properties fo:language="en" fo:country="US"/>
    </style:style>
    <style:style style:name="P140" style:parent-style-name="Normal" style:family="paragraph">
      <style:paragraph-properties fo:text-indent="0in"/>
      <style:text-properties fo:language="en" fo:country="US"/>
    </style:style>
    <style:style style:name="P141" style:parent-style-name="Normal" style:family="paragraph">
      <style:paragraph-properties fo:text-indent="0in"/>
      <style:text-properties fo:language="en" fo:country="US"/>
    </style:style>
    <style:style style:name="P142" style:parent-style-name="Normal" style:family="paragraph">
      <style:paragraph-properties fo:text-indent="0in"/>
      <style:text-properties fo:language="en" fo:country="US"/>
    </style:style>
    <style:style style:name="P143" style:parent-style-name="Normal" style:family="paragraph">
      <style:paragraph-properties fo:text-indent="0in"/>
      <style:text-properties fo:language="en" fo:country="US"/>
    </style:style>
    <style:style style:name="P144" style:parent-style-name="Normal" style:family="paragraph">
      <style:paragraph-properties fo:text-indent="0in"/>
      <style:text-properties fo:language="en" fo:country="US"/>
    </style:style>
    <style:style style:name="P145" style:parent-style-name="Normal" style:family="paragraph">
      <style:paragraph-properties fo:text-indent="0in"/>
      <style:text-properties fo:language="en" fo:country="US"/>
    </style:style>
    <style:style style:name="P146" style:parent-style-name="Normal" style:family="paragraph">
      <style:paragraph-properties fo:text-indent="0in"/>
      <style:text-properties fo:language="en" fo:country="US"/>
    </style:style>
    <style:style style:name="P147" style:parent-style-name="Normal" style:family="paragraph">
      <style:paragraph-properties fo:text-indent="0in"/>
      <style:text-properties fo:language="en" fo:country="US"/>
    </style:style>
    <style:style style:name="P148" style:parent-style-name="Normal" style:family="paragraph">
      <style:paragraph-properties fo:text-indent="0in"/>
      <style:text-properties fo:language="en" fo:country="US"/>
    </style:style>
    <style:style style:name="P149" style:parent-style-name="Normal" style:family="paragraph">
      <style:paragraph-properties fo:text-indent="0in"/>
      <style:text-properties fo:language="en" fo:country="US"/>
    </style:style>
    <style:style style:name="P150" style:parent-style-name="Normal" style:family="paragraph">
      <style:paragraph-properties fo:text-indent="0in"/>
      <style:text-properties fo:language="en" fo:country="US"/>
    </style:style>
    <style:style style:name="P151" style:parent-style-name="Normal" style:family="paragraph">
      <style:paragraph-properties fo:text-indent="0in"/>
      <style:text-properties fo:language="en" fo:country="US"/>
    </style:style>
    <style:style style:name="P152" style:parent-style-name="Normal" style:family="paragraph">
      <style:paragraph-properties fo:text-indent="0in"/>
      <style:text-properties fo:language="en" fo:country="US"/>
    </style:style>
    <style:style style:name="P153" style:parent-style-name="Normal" style:family="paragraph">
      <style:paragraph-properties fo:text-indent="0in"/>
    </style:style>
    <style:style style:name="T154" style:parent-style-name="DefaultParagraphFont" style:family="text">
      <style:text-properties fo:language="en" fo:country="US"/>
    </style:style>
  </office:automatic-styles>
  <office:body>
    <office:text text:use-soft-page-breaks="true">
      <text:p text:style-name="P1"><text:span text:style-name="T2">Delta findings:</text:span></text:p>
      <text:p text:style-name="P3"><text:span text:style-name="T4">Ortelli et al.<text:s/></text:span><text:span text:style-name="T5">(2023) reported significant differences in the delta frequency band between PCS</text:span><text:span text:style-name="T6"><text:s/>patients with self-reported CD and fatigue</text:span><text:span text:style-name="T7"><text:s/>and healthy controls, with PCS patients displaying diminished activity compared to healthy<text:s/></text:span><text:span text:style-name="T8">controls. Lower delta power was associated with worse cognitive functioning</text:span><text:span text:style-name="T9">.<text:s/></text:span><text:span text:style-name="T10">MoCA revealed significantly lower cognitive performance in PCS patients compared to HC.<text:s/></text:span><text:span text:style-name="T11">Interestingly,<text:s/></text:span><text:span text:style-name="T12">despite these difference,<text:s/></text:span><text:span text:style-name="T13">the global cognitive score</text:span><text:span text:style-name="T14"><text:s/>in PCS patients remain within the normal range, indicating no clinically significant<text:s/></text:span><text:span text:style-name="T15"><office:annotation office:name="0" xml:id="736179168"><dc:creator>Janka Hauffe</dc:creator><dc:date>2025-03-28T19:27:00</dc:date><meta:creator-initials>JH</meta:creator-initials><text:p text:style-name="P16">Delete?</text:p></office:annotation>cognitive</text:span><text:span text:style-name="CommentReference"><office:annotation-end office:name="0"/></text:span><text:span text:style-name="T17"><text:s/>impairment. However,<text:s/></text:span><text:span text:style-name="T18">analyzing the MoCA subscores in each specific domain revealed significant deficits in executive funcions, language, and memory in PCS patients<text:s/></text:span><text:span text:style-name="T19"><office:annotation office:name="1" xml:id="1015021571"><dc:creator>Janka Hauffe</dc:creator><dc:date>2025-03-28T19:30:00</dc:date><meta:creator-initials>JH</meta:creator-initials><text:p text:style-name="P20">Delete?</text:p></office:annotation>compared to HC</text:span><text:span text:style-name="CommentReference"><office:annotation-end office:name="1"/></text:span><text:span text:style-name="T21">. These cognitive deficits were associated with brain activity changes in<text:s/></text:span><text:span text:style-name="T22">the frontal, parietal and temporal brain regions at rest.<text:s/></text:span><text:span text:style-name="T23">Additionally, PCS patients showed significantly higher fatigue scores than HC, possibly reflecting shared neural mechanisms underlying both fatigue and cognitive dysfunction.</text:span><text:span text:style-name="T24"><text:s/></text:span><text:span text:style-name="T25">Ortelli et al. (2023) suggested that the pathophysiology of “brain fog” in PCS patients may result from a dysfunction in the GABAergic system.<text:s/></text:span><text:span text:style-name="T26">Delta band activity in frontal regions has been shown to play a role in</text:span><text:span text:style-name="T27"><text:s/>maintaining focused</text:span><text:span text:style-name="T28"><text:s/></text:span><text:span text:style-name="T29">attention (Harmony, 2013).</text:span><text:span text:style-name="T30"><text:s/></text:span><text:span text:style-name="T31">During mental tasks, increased delta power is associated with the inhibition sensory afferences that interfere with internal co</text:span><text:span text:style-name="T32"><office:annotation office:name="2" xml:id="891006210"><dc:creator>Janka Hauffe</dc:creator><dc:date>2025-03-28T21:12:00</dc:date><meta:creator-initials>JH</meta:creator-initials><text:p text:style-name="P33">Hier nochmal Harmony zitieren oder ist es deutlich, dass ich mich darauf beziehe?</text:p></office:annotation>ncentration</text:span><text:span text:style-name="CommentReference"><office:annotation-end office:name="2"/></text:span><text:span text:style-name="T34">.<text:s/></text:span><text:span text:style-name="T35">Similar, higher frontal GABA concentrations have been linked to better distractor suppression (Sumner et al., 2010) and better performance on the MoCA (Porges et al., 2017).</text:span><text:span text:style-name="T36"><text:s/>Although a direct link between reduced delta activity and GABAergic dysfunction has not been established, findings from a TMT study found association between impairment in executive function and GABAergic inhibition in PCS patients with fatigue (Versace et al., 2021). SARS-CoV-2 targets<text:s/></text:span><text:span text:style-name="T37">ACE2 receptors (</text:span><text:span text:style-name="T38">Ramani et al., 2020</text:span><text:span text:style-name="T39">)</text:span><text:span text:style-name="T40">, which are highly expressed on GABAergic neurons (</text:span><text:span text:style-name="T41">Chen et al., 2021)</text:span><text:span text:style-name="T42">, potentially leading to GABAergic dysfunction through virus induced neuroinflammation (Ortelli et al., 2023).</text:span></text:p>
      <text:p text:style-name="P43"><text:span text:style-name="T44"><text:tab/></text:span><text:span text:style-name="T45">However, findings regarding delta power in PCS patients are not consistent. For instance, Kopańska et al. (2022) found a decrease in delta in the left hemisphere, similar to Ortelli et al. (2023), but also observed an increase in delta activity in the right hemisphere.</text:span></text:p>
      <text:p text:style-name="P46"><text:span text:style-name="T47"><text:tab/></text:span><text:span text:style-name="T48"><office:annotation office:name="3" xml:id="1590081859"><dc:creator>Janka Hauffe</dc:creator><dc:date>2025-03-28T21:45:00</dc:date><meta:creator-initials>JH</meta:creator-initials><text:p text:style-name="P49">Or: In another/diferengt study und das dann in Klammern?</text:p></office:annotation>In a study by Furlani et al. (2022),<text:s/></text:span><text:span text:style-name="CommentReference"><office:annotation-end office:name="3"/></text:span><text:span text:style-name="T50">EEG abnormalities were observed in 13 out of 20 patients who self-reported cognitive impairment following SARS-CoV-2 infection, with the abnormalities primarily located in the frontal brain regions. Among these, nine patients exhibited a delta-slowing pattern,<text:s/></text:span><text:span text:style-name="T51"><office:annotation office:name="4" xml:id="770478427"><dc:creator>Janka Hauffe</dc:creator><dc:date>2025-03-28T18:23:00</dc:date><meta:creator-initials>JH</meta:creator-initials><text:p text:style-name="P52">Delete?</text:p></office:annotation>while four showed epileptic discharges</text:span><text:span text:style-name="CommentReference"><office:annotation-end office:name="4"/></text:span><text:span text:style-name="T53">. There was no identifiable pattern to explain why some patients showed EEG abnormalities while others did not. No significant differences were found in age, education, or objective cognitive<text:s/></text:span><text:soft-page-break/><text:span text:style-name="T54">performance. The MoCA indicated objective impairment (score &lt; 26) in 10 patients, six of whom had EEG abnormalities. The subscores in each specific domain of the MoCA also did not reveal any distinguishing pattern. Finally, no group difference were observed in fatigue levels. Interestingly, of the 20 patients with self-reported cognitive impairment, only two did not meet the threshold for clinically relevant fatigue (</text:span><text:span text:style-name="T55">FFS<text:s/></text:span><text:span text:style-name="T56">≥ 4.0)</text:span><text:span text:style-name="T57">. This highlights the association between self-reported cognitive difficulties and fatigue</text:span><text:span text:style-name="T58"><office:annotation office:name="5" xml:id="128724003"><dc:creator>Janka Hauffe</dc:creator><dc:date>2025-03-28T18:56:00</dc:date><meta:creator-initials>JH</meta:creator-initials><text:p text:style-name="P59">Delte?</text:p></office:annotation><text:s/>in patients following SARS-CoV-2 infection</text:span><text:span text:style-name="CommentReference"><office:annotation-end office:name="5"/></text:span><text:span text:style-name="T60">.</text:span></text:p>
      <text:p text:style-name="P61"><text:tab/><text:s/></text:p>
      <text:p text:style-name="P62"/>
      <text:p text:style-name="P63"/>
      <text:p text:style-name="P64">Cecchetti et al., 2022:</text:p>
      <text:p text:style-name="P65">Patients with recent diagnosis of COVID-19 and reporteing subsequent cognitive complaints underwent neuropsychological assessment and EEG within 2 months (baseline) and 10 months after hospital discharge.</text:p>
      <text:p text:style-name="P66">At baseline, 53% of patients showed an impairment in at least one cognitive domain, with a main involvement of the executive functions.Moreover, 28% of participants presented with psychopathological disturbances (10% depressive symptoms, 12% PTBS features, 6% both). Patients performed worse than HC in all investigated domains.<text:s/>Patients showed greater power in delta frequency band compared to healthy controls.<text:s/>the patient group<text:s/>was characterized by a higher prevalence of hypertension.<text:s/>During<text:s/>the acute phase of COVID-19, 85.7% of patients were treated<text:s/>as inpatients, 26.5% and 4.1% of them required non-invasive<text:s/>mechanical ventilation (NIMV) and orotracheal intubation,<text:s/>respectively (Table 2). Moreover, neurological manifestations were reported for 73.5% of patients, with dysgeusia and<text:s/>hyposmia affecting 59.2% and 44.9% of them, respectively<text:s/>(Table 2). At baseline, acute neurological symptoms were<text:s/>resolved, but 26.5% of patients (13/49) reported asthenia.<text:s/>At follow-up, 36% of patients showed an impairment in at least one cognitive domain.<text:s/>Moreover, 33% of<text:s/>patients still presented with psychopathological symptoms<text:s/>(6% depressive, 18% PTSD, 9% both). Analysis of delta frequency at follow-up showed no significant changes over time.<text:s/>When exploring correlations with cognitive data at follow-up, better performances at TMT-BA were related to</text:p>
      <text:p text:style-name="P67">higher baseline left central-temporal delta<text:s/>power.</text:p>
      <text:p text:style-name="P68">Age, sex, education, and clinical and global cognition data did not differ between controls and patients.<text:s/>Thus, neuropathology seems to<text:s/>indicate possible damages to the reticular activation system and to the cortical cholinergic projections from deep<text:s/>brain structures, which have been previously related to a<text:s/>tonic alpha rhythmic background activity in the healthy<text:s/>brain [46–48].<text:s/><text:soft-page-break/>Such observations are consistent with the<text:s/>observed reduction of IAF and the increase of delta CSD<text:s/>of COVID-19 survivors at baseline EEG.<text:s/>Unexpectedly, we found that higher<text:s/>delta<text:s/>power<text:s/>at baseline was related to better executive functions and predicted better cognitive outcomes at follow-up<text:s/>(spannend!!!).<text:s/>Hypothesize<text:s/>that some sort of compensatory mechanisms might have<text:s/>been triggered in high-performing patients.</text:p>
      <text:p text:style-name="P69"/>
      <text:p text:style-name="P70">Relative delta frequency did not correlate<text:s/>with any cognitive measures, 73 cognitively healthy older adults (Finnigan &amp; Robertson, 2011).</text:p>
      <text:p text:style-name="P71">Similar to AD models, the best features for distinguishing aMCI from healthy ageing were<text:s/>increased theta and delta power in left temporo-parietal electrodes, while the best predictor of<text:s/>control status was increased frontal beta2 power. Theta and beta1 power also discriminated<text:s/>aMCI from AD participants<text:s/>(Farina et al., 2020).</text:p>
      <text:p text:style-name="P72">The quantitative EEG shows a surprising power in reflecting stages of AIzheimer's disease<text:s/>and indeed the most striking associations occurred between the degree of dementia and delta<text:s/>power. Correlations of absolute delta power with MMSE scores ranged typically from 0.6 to<text:s/>0.9 at different locations<text:s/>(Schreiter-Gasser, Gasser &amp; Ziegler,<text:s/>1993).</text:p>
      <text:p text:style-name="P73">Furthermore, the posterior delta powerdensity was correlated to the MMSE score in the Nold, MCI and AD subjects; namely, higher the delta power and the lower the cognitive status Babiloni<text:s/>et al., 2006b</text:p>
      <text:p text:style-name="P74">Whereas delta bands play a role in maintaining focused<text:s/>attention (Harmony, 2013).</text:p>
      <text:p text:style-name="P75"/>
      <text:p text:style-name="P76"><text:span text:style-name="T77">Findings on delta power in MCI: Several studies have observed increased delta power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text:s/></text:span><text:span text:style-name="T78"><office:annotation office:name="6" xml:id="171759670"><dc:creator>Janka Hauffe</dc:creator><dc:date>2025-02-26T13:25:00</dc:date><meta:creator-initials>JH</meta:creator-initials><text:p text:style-name="P79"><text:span text:style-name="T80">And some</text:span></text:p></office:annotation>and yet others<text:s/></text:span><text:span text:style-name="CommentReference"><office:annotation-end office:name="6"/></text:span><text:span text:style-name="T81">reported a decrease in delta power during rsEEG (Kwak, 2006; Liddell et al., 2007).<text:s/></text:span></text:p>
      <text:p text:style-name="P82"><text:span text:style-name="T83">Liddell et al. (2007) observed a significant positive correlation between delta power<text:s/></text:span><text:span text:style-name="T84">and immediate memory recall in MCI, suggesting that delta power may be linked to memory decline and could serve as a sensitive indicator of prodromal cognitive decline.<text:s/></text:span></text:p>
      <text:p text:style-name="P85"><text:span text:style-name="T86">Similarly, Pastor et al. (2020) demonstrated a significant encephalopathic pattern in PCS patients characterized, among others, by an increase in generalized delta activity. Babiloni et al. (2024) found no difference between PCS patients and healthy control in the delta power.</text:span></text:p>
      <text:p text:style-name="P87"><text:tab/><text:s/></text:p>
      <text:p text:style-name="P88">Sibilano et al., 2023:</text:p>
      <text:soft-page-break/>
      <text:p text:style-name="P89">A deep learning approach.<text:s/>While MCI refers to a well-defined, intermediate stage between normal ageing and pathological status, many patients experience a subjective cognitive decline (SCD) in memory and other cognitive domains prior to demonstrable impairment.<text:s/>SCD is not linked to a particular disease status itself.<text:s/>However, it has been proved that the subjective decline, even at the stage of normal cognitive performance on mental tests, is associated with an increased risk of positive biomarkers for Alzheimer’s and later conversion to dementia.<text:s/>Since EEG signals reflect functional changes in the cerebral cortex, EEG-based biomarkers can be used to assess neuronal degeneration caused by AD progression long before actual tissue loss or behavioral symptoms appear.<text:s/>On the same band, the model reached good sensitivity and specificity values, respectively of 73.3% and 78.6%, showing it is capable of discriminating SCD and MCI subjects when<text:s/>they have that specific condition.<text:s/>Indeed, changes in relative power in the lower frequencies (δ and θ) indicate a diffuse slowing of brain oscillations, which is a hallmark feature in the progression of AD.<text:s/>In this context, EEG spectral analysis revealed that higher delta and theta powers are associated with clinical progression of SCD patients towards MCI and dementia, mainly when considering EC resting-state activity.</text:p>
      <text:p text:style-name="P90">Our results uphold this evidence, showing that changes in delta are particularly useful in characterizing the brain activity of subjects affected by SCD or MCI, both when compared to other common EEG rhythms and to the all-band dataset.</text:p>
      <text:p text:style-name="P91"/>
      <text:p text:style-name="P92"/>
      <text:p text:style-name="P93"/>
      <text:p text:style-name="P94"/>
      <text:p text:style-name="P95">However, also sleep deviration, depression and anxiety….<text:s/></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General findings:</text:p>
      <text:p text:style-name="P120">Greater EEG slowing was associated with<text:s/>worse cognitive impairment, as indicated by lower MMSE score<text:s/>(D’Atri et al.,<text:s/>2021).</text:p>
      <text:p text:style-name="P121"/>
      <text:p text:style-name="P122">Beta power:</text:p>
      <text:p text:style-name="P123">The topographical analysis showed that the<text:s/>decrease in beta power was more restricted to posterior temporoparietal areas (Elmståhl,<text:s/>Rosen &amp; Gullberg, 1994). The beta power decrease is considered to reflect cortical<text:s/>degenerative changes [26, 27]<text:s/>(AD)<text:s/>(Elmståhl, Rosen &amp; Gullberg, 1994).</text:p>
      <text:p text:style-name="P124">No significant difference was found for beta relative power in the groups studied, but a<text:s/>tendency towards higher values was observed in frontal regions in groups with objective<text:s/>memory disturbance and subjective memory complaints, as well as an increase in the left and<text:s/>right temporal and perieto-occipital regions in the AD group (Jelic, Shigeta, Julin, Almkvist,<text:s/>Winblad &amp; Wahlund, 1996).</text:p>
      <text:p text:style-name="P125">Although the role of beta oscillations in the cognitive<text:s/>process has been explored less, some evidence suggests that they are related to the state of<text:s/>attention (Güntekin et al., 2013)</text:p>
      <text:p text:style-name="P126"/>
      <text:p text:style-name="P127">Delta power:</text:p>
      <text:p text:style-name="P128">The topographical analysis showed a widespread increase in delta power over most cortical<text:s/>areas (Elmståhl, Rosen &amp; Gullberg, 1994)<text:s/>AD. Delta waves are considered to reflect primarily<text:s/>abnormalities of connections between subcortical and cortical areas [26, 27] (Elmståhl, Rosen<text:s/>&amp; Gullberg, 1994)</text:p>
      <text:p text:style-name="P129"/>
      <text:p text:style-name="P130"/>
      <text:soft-page-break/>
      <text:p text:style-name="P131">From a physiological<text:s/>viewpoint, delta rhythms have been intensively studied during slow wave sleep. These<text:s/>rhythms are then replaced by fast (beta and gamma) cortical oscillations induced by the<text:s/>depolarizing effects of meso-pontine cholinergic neurons acting on thalamocortical neurons<text:s/>and by the depolarizing effects of nucleus basalis cholinergic neurons acting on cortical<text:s/>neurons (Steriade, 2003). Therefore, it can be speculated that the increment of delta<text:s/>oscillations in MCI and AD subjects might be related to loss of hippocampal and posterior<text:s/>cortical neurons, which are impinged by cholinergic inputs. Indeed, it has been demonstrated<text:s/>that early degeneration in mesial temporal cortex of MCI and AD subjects can affect<text:s/>functional connectivity between hippocampal formation and tempor-oparietal cortex (Killiany<text:s/>et al., 1993). Furthermore, a bilateral reduction of gray matter volume in the hippocampal<text:s/>formation and entorhinal cortex of AD subjects was correlated with an increment of delta<text:s/>rhythms in posterior cortex (Fernandez et al., 2003)<text:s/>from (Babiloni et al., 2006).</text:p>
      <text:p text:style-name="P132">In the AD patients with global cognitive impairment, hippocampal atrophy was associated<text:s/>with increased power density at delta and theta rhythms in the temporal and parietal regions<text:s/>(Helkala et al., 1996), in line with recent magnetoencephalographic (MEG) evidence<text:s/>(Fernandez et al., 2003).</text:p>
      <text:p text:style-name="P133"><text:s/>Furthermore, the posterior delta powerdensity was correlated to the MMSE score in the Nold, MCI and AD subjects; namely, higher the delta power and the lower the cognitive status Babiloni<text:s/>et al., 2006b</text:p>
      <text:p text:style-name="P134">Whereas delta bands play a role in maintaining focused<text:s/>attention (Harmony, 2013).</text:p>
      <text:p text:style-name="P135"/>
      <text:p text:style-name="P136"/>
      <text:p text:style-name="P137"/>
      <text:p text:style-name="P138">Discussion:</text:p>
      <text:p text:style-name="P139">Cecchetti:<text:s/></text:p>
      <text:p text:style-name="P140">Likewise, PTSD is a common finding in post-acute respiratory distress syndrome;<text:s/>in particular, longer lengths of intensive care unit stay and<text:s/>increased duration of both sedation and mechanical ventilation have been associated with PTSD [37, 39].</text:p>
      <text:p text:style-name="P141">An alternative explanation for mental disorders after</text:p>
      <text:p text:style-name="P142">COVID-19, and in particular for PTSD, might be searched</text:p>
      <text:p text:style-name="P143">in being clinically treated at home and in isolation. We were</text:p>
      <text:p text:style-name="P144">indeed surprised to observe that, in our cohort, executive</text:p>
      <text:p text:style-name="P145">dysfunctions and psychopathological disturbances were pre-</text:p>
      <text:p text:style-name="P146">sent in most of patients under 50 years of age. These patients</text:p>
      <text:p text:style-name="P147">were those clinically milder and that received medical care</text:p>
      <text:soft-page-break/>
      <text:p text:style-name="P148">at home for most of the disease time, not requiring mechan-</text:p>
      <text:p text:style-name="P149">ical ventilation. Facing a disease like COVID-19 isolated</text:p>
      <text:p text:style-name="P150">at home, fearing possible complications in the absence of</text:p>
      <text:p text:style-name="P151">direct medical control and without a structured mental health</text:p>
      <text:p text:style-name="P152">intervention, could have had an impact on their psychiatric</text:p>
      <text:p text:style-name="P153"><text:span text:style-name="T154">and cognitive functioning, as previously suggest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Kommentartext" style:display-name="Kommentartext" style:family="paragraph" style:parent-style-name="Normal">
      <style:paragraph-properties style:vertical-align="baseline" fo:line-height="100%"/>
      <style:text-properties style:font-name="Calibri" style:font-name-asian="Calibri" style:font-name-complex="Times New Roman" style:letter-kerning="true"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28T11:30:00Z</meta:creation-date>
    <dc:date>2025-03-28T20:47:00Z</dc:date>
    <meta:template xlink:href="Normal.dotm" xlink:type="simple"/>
    <meta:editing-cycles>9</meta:editing-cycles>
    <meta:editing-duration>PT0S</meta:editing-duration>
    <meta:document-statistic meta:page-count="7" meta:paragraph-count="27" meta:word-count="1897" meta:character-count="13822" meta:row-count="99" meta:non-whitespace-character-count="11952"/>
  </office:meta>
</office:document-meta>
</file>